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Ink Free" fo:font-size="22pt" fo:font-weight="bold" officeooo:rsid="000c9c03" officeooo:paragraph-rsid="000c9c03" style:font-size-asian="19.25pt" style:font-weight-asian="bold" style:font-size-complex="22pt" style:font-weight-complex="bold"/>
    </style:style>
    <style:style style:name="P2" style:family="paragraph" style:parent-style-name="Standard">
      <style:text-properties style:font-name="Ink Free" fo:font-size="18pt" fo:font-weight="bold" officeooo:rsid="000c9c03" officeooo:paragraph-rsid="000c9c03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Ink Free" fo:font-size="26pt" fo:font-weight="bold" officeooo:rsid="000c9c03" officeooo:paragraph-rsid="000c9c03" style:font-size-asian="26pt" style:font-weight-asian="bold" style:font-size-complex="26pt" style:font-weight-complex="bold"/>
    </style:style>
    <style:style style:name="P4" style:family="paragraph" style:parent-style-name="Standard" style:list-style-name="List_20_1">
      <style:text-properties officeooo:paragraph-rsid="000c9c03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5.75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name="Ink Free" fo:font-size="22pt" fo:font-weight="bold" officeooo:rsid="000c9c03" style:font-size-asian="19.25pt" style:font-weight-asian="bold" style:font-size-complex="2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Klang und Essen im Tipi</text:p>
      <text:p text:style-name="P1"/>
      <text:p text:style-name="P1">Genießen Sie mit Ihren Freunden/Familie einen unvergesslichen Abend am Lagerfeuer, mit Speisen und Klang in einem Tipi. Sie haben die Möglichkeit aus verschiedenen Modulen sich Ihren Abend selbst zu gestalten. </text:p>
      <text:p text:style-name="P1"/>
      <text:p text:style-name="P1">1. <text:s/>Tipianmietung ohne Service <text:s/><text:span text:style-name="T1">pro Person ab zwei Personen <text:s/></text:span><text:span text:style-name="T2">15 €</text:span></text:p>
      <text:p text:style-name="P1"><text:span text:style-name="T2"/></text:p>
      <text:p text:style-name="P1">2. Tipiabend mit Verpflegung</text:p>
      <text:p text:style-name="P1"><text:s text:c="4"/><text:tab/><text:span text:style-name="T2">3 Gängemenü nach Absprache und Getränke</text:span></text:p>
      <text:p text:style-name="P1"><text:span text:style-name="T2"><text:tab/><text:tab/><text:tab/><text:tab/><text:tab/><text:tab/><text:tab/><text:tab/><text:tab/>Preis nach Absprache</text:span></text:p>
      <text:p text:style-name="P1"><text:span text:style-name="T2"/></text:p>
      <text:p text:style-name="P1">3. Tipiabend mit Klang-Fantasie-Reise <text:span text:style-name="T4">(ca. 30 min.)</text:span></text:p>
      <text:p text:style-name="P2"><text:tab/>Preis pro Person <text:s/>für 2 Personen<text:tab/><text:tab/><text:tab/><text:tab/><text:tab/> <text:s/>36 €</text:p>
      <text:p text:style-name="P2"><text:s text:c="4"/><text:tab/>jede weitere Person <text:tab/><text:tab/><text:tab/><text:tab/><text:tab/><text:tab/><text:tab/> <text:s text:c="2"/>15 €</text:p>
      <text:p text:style-name="P2"/>
      <text:p text:style-name="P1">4. Tipiabend incl. Übernachtung</text:p>
      <text:p text:style-name="P1"><text:tab/><text:span text:style-name="T3">(Schlafsäcke sind selbst mitzubringen) pro Person<text:tab/> <text:s text:c="2"/>15 €</text:span></text:p>
      <text:p text:style-name="P1"><text:span text:style-name="T3"/></text:p>
      <text:p text:style-name="P1"><text:span text:style-name="T3"/></text:p>
      <text:list text:style-name="List_20_1">
        <text:list-item>
          <text:p text:style-name="P4"><text:span text:style-name="T5">Feuerholz wird separat berechnet.</text:span></text:p>
        </text:list-item>
      </text:list>
      <text:p text:style-name="P1"/>
      <text:list text:continue-numbering="true" text:style-name="List_20_1">
        <text:list-item>
          <text:p text:style-name="P4"><text:span text:style-name="T5">Anmietung für besondere Anlässe , Geburtstage, Hochzeiten Todesfälle<text:tab/><text:tab/><text:tab/><text:tab/><text:tab/><text:tab/><text:tab/>150€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1T15:33:12.525000000</meta:creation-date>
    <dc:date>2023-10-01T15:54:30.027000000</dc:date>
    <meta:editing-duration>PT1M12S</meta:editing-duration>
    <meta:editing-cycles>1</meta:editing-cycles>
    <meta:document-statistic meta:table-count="0" meta:image-count="0" meta:object-count="0" meta:page-count="1" meta:paragraph-count="13" meta:word-count="106" meta:character-count="736" meta:non-whitespace-character-count="594"/>
    <meta:generator>LibreOffice/7.5.6.2$Windows_X86_64 LibreOffice_project/f654817fb68d6d4600d7d2f6b647e47729f55f15</meta:generator>
  </office:meta>
</office:document-meta>
</file>